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Standard">
      <style:paragraph-properties fo:margin-top="0in" fo:margin-bottom="0.1965in"/>
    </style:style>
    <style:style style:name="P7"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Definitions</text:h>
      <text:p text:style-name="Text_20_body">Keep thinking about this...</text:p>
      <text:p text:style-name="Text_20_body"/>
      <text:p text:style-name="Text_20_body"/>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5"><text:span text:style-name="Source_20_Text">}</text:span></text:p>
      <text:p text:style-name="Preformatted_20_Text"/>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6">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6">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7"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28T11:19:16.33</dc:date>
    <dc:creator>Isaac Kriegman</dc:creator>
    <meta:editing-duration>PT111H03M50S</meta:editing-duration>
    <meta:editing-cycles>32</meta:editing-cycles>
    <meta:document-statistic meta:table-count="0" meta:image-count="0" meta:object-count="0" meta:page-count="1" meta:paragraph-count="194" meta:word-count="4372" meta:character-count="26334"/>
  </office:meta>
</office:document-meta>
</file>